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P54" style:parent-style-name="Standard" style:family="paragraph">
      <style:paragraph-properties fo:margin-left="3.125in" fo:text-indent="-0.25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55" style:parent-style-name="Standard" style:family="paragraph">
      <style:paragraph-properties fo:text-align="end">
        <style:tab-stops>
          <style:tab-stop style:type="left" style:position="2.2395in"/>
        </style:tab-stops>
      </style:paragraph-properties>
    </style:style>
    <style:style style:name="T5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P58" style:parent-style-name="Standard" style:family="paragraph">
      <style:paragraph-properties fo:text-align="end" fo:margin-left="3.125in" fo:text-indent="-0.25in">
        <style:tab-stops/>
      </style:paragraph-properties>
    </style:style>
    <style:style style:name="T5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0" style:parent-style-name="Fuentedepárrafopredeter." style:family="text">
      <style:text-properties style:font-name="Tahoma" fo:font-size="9pt" style:font-size-asian="9pt" style:font-size-complex="9pt"/>
    </style:style>
    <style:style style:name="T6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2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63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4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5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6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77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78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79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0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1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3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4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1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3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4" style:parent-style-name="Standard" style:family="paragraph">
      <style:text-properties style:font-name="Arial" fo:font-size="9pt" style:font-size-asian="9pt" style:font-size-complex="9pt"/>
    </style:style>
    <style:style style:name="TableColumn96" style:family="table-column">
      <style:table-column-properties style:column-width="1.1104in" style:use-optimal-column-width="false"/>
    </style:style>
    <style:style style:name="TableColumn97" style:family="table-column">
      <style:table-column-properties style:column-width="4.7958in" style:use-optimal-column-width="false"/>
    </style:style>
    <style:style style:name="Table95" style:family="table">
      <style:table-properties style:width="5.9062in" fo:margin-left="0in" table:align="left"/>
    </style:style>
    <style:style style:name="TableRow98" style:family="table-row">
      <style:table-row-properties style:min-row-height="0.2618in"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3" style:family="table-row">
      <style:table-row-properties style:min-row-height="0.2527in" style:use-optimal-row-height="fal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8" style:family="table-row">
      <style:table-row-properties style:min-row-height="0.1875in"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top="0.0395in" fo:margin-bottom="0.0395in" fo:margin-right="-0.2194in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margin-top="0.0395in" fo:margin-bottom="0.0395in"/>
      <style:text-properties style:font-name="Arial" fo:font-weight="bold" style:font-weight-asian="bold" fo:font-size="9pt" style:font-size-asian="9pt" style:font-size-complex="9pt" fo:background-color="#C0C0C0"/>
    </style:style>
    <style:style style:name="TableRow113" style:family="table-row">
      <style:table-row-properties style:min-row-height="0.7902in"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/>
    </style:style>
    <style:style style:name="P118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 fo:background-color="#C0C0C0"/>
    </style:style>
    <style:style style:name="P119" style:parent-style-name="Standard" style:family="paragraph">
      <style:text-properties style:font-name="Arial" fo:font-size="9pt" style:font-size-asian="9pt" style:font-size-complex="9pt"/>
    </style:style>
  </office:automatic-styles>
  <office:body>
    <office:text text:use-soft-page-breaks="true">
      <text:p text:style-name="P1"/>
      <text:p text:style-name="P52"/>
      <text:p text:style-name="P53">INFOTEC CENTRO DE INVESTIGACIÓN E INNOVACIÓN EN TECNOLOGÍAS DE LA INFORMACIÓN Y COMUNICACIÓN</text:p>
      <text:p text:style-name="P54"/>
      <text:p text:style-name="P55"><text:span text:style-name="T56">Ciudad de México a<text:s/></text:span><text:span text:style-name="T57">03 de enero del 2020.</text:span></text:p>
      <text:p text:style-name="P58"><text:span text:style-name="T59"><text:s/></text:span><text:span text:style-name="T60">          </text:span></text:p>
      <text:p text:style-name="Standard"><text:span text:style-name="T61">Marco Antonio Barrera Alcántara</text:span></text:p>
      <text:p text:style-name="P62">SUBGERENCIA DE RECURSOS HUMANOS</text:p>
      <text:p text:style-name="P63"/>
      <text:p text:style-name="P64"/>
      <text:p text:style-name="P65">CARTA DE PROTESTA DE VERDAD</text:p>
      <text:p text:style-name="P66"/>
      <text:p text:style-name="P67"><text:span text:style-name="T68">DE<text:s/></text:span><text:span text:style-name="T69">CONFORMIDAD CON LO DISPUESTO EN EL TITULO TERCERO, CAPÍTULO I, NUMERAL 40 INCISO D, DEL ACUERDO POR EL QUE SE EMITEN LAS DISPOSICIONES EN MATERIA DE RECURSOS HUMANOS, Y SE EXPIDE EL MANUAL ADMINISTRATIVO DE APLICACIÓN GENERAL DE RECURSOS HUMANOS Y ORGANIZA</text:span><text:span text:style-name="T70">CIÓN, EN LA ULTIMA REFORMA PUBLICADA EN EL DIARIO OFICIAL DE LA FEDERACIÓN EL 23 DE AGOSTO DEL 2013, Y DE LA LEY FEDERAL DE REMUNERACIONES, PUBLICADA EN EL DIARIO OFICIAL DE LA FEDERACIÓN EL 05 DE NOVIEMBRE DE 2018, EL SUSCRITO (A)<text:s/></text:span><text:span text:style-name="T71">C.<text:s/></text:span><text:span text:style-name="T72"><text:tab/>RODRIGO IGOR VILLANU</text:span><text:span text:style-name="T73">EVA NIETO</text:span><text:span text:style-name="T74">,<text:s/></text:span><text:span text:style-name="T75">MANIFIESTO BAJO PROTESTA DE DECIR VERDAD</text:span><text:span text:style-name="T76">:</text:span></text:p>
      <text:p text:style-name="P77"/>
      <text:list text:style-name="WWNum1">
        <text:list-item text:start-value="1">
          <text:p text:style-name="P78">LA INEXISTENCIA DE ALGUNA SITUACIÓN O SUPUESTO QUE PUDIERA GENERAR CONFLICTO DE INTERESES.</text:p>
        </text:list-item>
        <text:list-item>
          <text:p text:style-name="P79">QUE NO SOY PARTE DE ALGÚN JUICIO, DE CUALQUIER NATURALEZA, EN CONTRA DE ESTA U OTRA INSTITUCIÓN, Y,</text:p>
        </text:list-item>
        <text:list-item>
          <text:p text:style-name="P80">QUE NO<text:s/>DESEMPEÑO OTRO EMPLEO, CARGO O COMISIÓN EN LA ADMINISTRACIÓN PÚBLICA FEDERAL, Y EN SU CASO CONTRARIO, QUE CUENTO CON EL DICTAMEN DE COMPATIBILIDAD DE EMPLEOS RESPECTIVO. (ANEXO EL MISMO)</text:p>
        </text:list-item>
        <text:list-item>
          <text:p text:style-name="P81">QUE NO RECIBO REMUNERACIÓN ALGUNA POR PARTE DE OTRO ENTE PÚBLICO, CON<text:s/>CARGO A RECURSOS FEDERALES, SEA NIVEL FEDERAL, ESTATAL O MUNICIPAL.</text:p>
        </text:list-item>
      </text:list>
      <text:p text:style-name="P82"/>
      <text:p text:style-name="P83">ASIMISMO, QUE NO SE ME ENCUENTRO INHABILITADO PARA DESEMPEÑAR EL EMPLEO, CARGO O COMISIÓN AL QUE SE ME CONTRATA.</text:p>
      <text:p text:style-name="P84"/>
      <text:p text:style-name="P85"><text:span text:style-name="T86">¿CUENTA CON ALGÚN FAMILIAR QUE COLABORE ACTUALMENTE CON INFOTEC?, NO<text:s/></text:span><text:bookmark-start text:name="Marcar2"/><text:bookmark-start text:name="__Fieldmark__563_2702507695"/><text:bookmark-end text:name="Marcar2"/><text:bookmark-end text:name="__Fieldmark__563_2702507695"/><text:span text:style-name="T87">, S</text:span><text:span text:style-name="T88">I<text:s/></text:span><text:bookmark-start text:name="Marcar1"/><text:bookmark-start text:name="__Fieldmark__569_2702507695"/><text:bookmark-end text:name="Marcar1"/><text:bookmark-end text:name="__Fieldmark__569_2702507695"/><text:span text:style-name="T89"><text:s/>EN CASO DE SER AFIRMATIVO; FAVOR DE INDICAR EL NOMBRE Y RELACIÓN QUE TIENE CON USTED: _______________________________________________________________________________________________________________________________________________________________________</text:span><text:span text:style-name="T90">_</text:span></text:p>
      <text:p text:style-name="P91"/>
      <text:p text:style-name="P92">EN CASO DE EXISTIR ALGÚN CAMBIO A LA SITUACIÓN QUE EN EL PRESENTE ESCRITO MANIFIESTO, ME OBLIGO A NOTIFICARLO POR ESCRITO A LA BREVEDAD POSIBLE A LA SUBGERENCIA DE RECURSOS HUMANOS.</text:p>
      <text:p text:style-name="P93">____________________________________________________________________________________</text:p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NOMBRE</text:p>
          </table:table-cell>
          <table:table-cell table:style-name="TableCell101">
            <text:p text:style-name="P102">RODRIGO IGOR VILLANUEVA NIETO</text:p>
          </table:table-cell>
        </table:table-row>
        <table:table-row table:style-name="TableRow103">
          <table:table-cell table:style-name="TableCell104">
            <text:p text:style-name="P105">R.F.C.</text:p>
          </table:table-cell>
          <table:table-cell table:style-name="TableCell106">
            <text:p text:style-name="P107">VINR-770919-LC8</text:p>
          </table:table-cell>
        </table:table-row>
        <table:table-row table:style-name="TableRow108">
          <table:table-cell table:style-name="TableCell109">
            <text:p text:style-name="P110">DOMICILIO:</text:p>
          </table:table-cell>
          <table:table-cell table:style-name="TableCell111">
            <text:p text:style-name="P112"><text:s/>Calle José Joaquín Herrera Manzana <text:s/>15 Lote 16 Av Aeropuerto, col Nezahualcóyotl <text:s text:c="15"/>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________________________</text:p>
            <text:p text:style-name="P118">(NOMBRE Y FIRMA)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language="es" fo:country="ES" style:language-asian="es" style:country-asian="ES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>
      <style:text-properties style:font-name="Tahoma" style:font-name-asian="Times New Roman" style:font-name-complex="Tahoma" fo:font-size="8pt" style:font-size-asian="8pt" style:font-size-complex="8pt" fo:language="es" fo:country="ES" style:language-asian="es" style:country-asian="ES"/>
    </style:style>
    <style:style style:name="EncabezadoCar" style:display-name="Encabezado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iedepáginaCar" style:display-name="Pie de página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54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0.9062in" style:use-optimal-column-width="false"/>
    </style:style>
    <style:style style:name="TableColumn4" style:family="table-column">
      <style:table-column-properties style:column-width="4.6618in" style:use-optimal-column-width="false"/>
    </style:style>
    <style:style style:name="TableColumn5" style:family="table-column">
      <style:table-column-properties style:column-width="1.1645in" style:use-optimal-column-width="false"/>
    </style:style>
    <style:style style:name="TableColumn6" style:family="table-column">
      <style:table-column-properties style:column-width="0.8in" style:use-optimal-column-width="false"/>
    </style:style>
    <style:style style:name="Table2" style:family="table">
      <style:table-properties style:width="7.5326in" fo:margin-left="-0.6826in" table:align="left"/>
    </style:style>
    <style:style style:name="TableRow7" style:family="table-row">
      <style:table-row-properties style:min-row-height="0.193in" style:use-optimal-row-height="false"/>
    </style:style>
    <style:style style:name="TableCell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T9" style:parent-style-name="Fuentedepárrafopredeter." style:family="text">
      <style:text-properties fo:language="es" fo:country="MX" style:language-asian="es" style:country-asian="MX"/>
    </style:style>
    <style:style style:name="P1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1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5" style:parent-style-name="Standard" style:family="paragraph">
      <style:paragraph-properties fo:text-align="center"/>
    </style:style>
    <style:style style:name="T16" style:parent-style-name="Fuentedepárrafopredeter." style:family="text">
      <style:text-properties fo:language="es" fo:country="MX" style:language-asian="es" style:country-asian="MX"/>
    </style:style>
    <style:style style:name="T17" style:parent-style-name="Fuentedepárrafopredeter." style:family="text">
      <style:text-properties style:font-name="Arial" style:font-name-complex="Arial" fo:color="#365F91" fo:font-size="10pt" style:font-size-asian="10pt" fo:language="es" fo:country="MX"/>
    </style:style>
    <style:style style:name="TableCell1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2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1" style:parent-style-name="Standard" style:family="paragraph">
      <style:paragraph-properties fo:text-align="center" fo:margin-right="0.0402in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 fo:language="es" fo:country="MX"/>
    </style:style>
    <style:style style:name="TableRow24" style:family="table-row">
      <style:table-row-properties style:min-row-height="0.15in" style:use-optimal-row-height="fals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TableCell27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text-align="center" fo:margin-top="0.0395in" fo:margin-bottom="0.0395in"/>
      <style:text-properties fo:font-size="8pt" style:font-size-asian="8pt" style:font-size-complex="8pt" fo:language="es" fo:country="MX"/>
    </style:style>
    <style:style style:name="TableCell2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1" style:family="table-row">
      <style:table-row-properties style:min-row-height="0.409in" style:use-optimal-row-height="fals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TableCell3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36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8" style:family="table-row">
      <style:table-row-properties style:min-row-height="0.1215in" style:use-optimal-row-height="false"/>
    </style:style>
    <style:style style:name="TableCell3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language="en" fo:country="US"/>
    </style:style>
    <style:style style:name="P41" style:parent-style-name="Normal" style:family="paragraph">
      <style:text-properties fo:hyphenate="true"/>
    </style:style>
    <style:style style:name="TableCell42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3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4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46" style:family="table-row">
      <style:table-row-properties style:min-row-height="0.4527in" style:use-optimal-row-height="false"/>
    </style:style>
    <style:style style:name="P47" style:parent-style-name="Normal" style:family="paragraph">
      <style:text-properties fo:hyphenate="true"/>
    </style:style>
    <style:style style:name="TableCell4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s" fo:country="MX"/>
    </style:style>
    <style:style style:name="TableCell5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51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Standard"><text:span text:style-name="T9"><draw:frame draw:z-index="251659264" draw:style-name="a0" draw:name="Imagen2" text:anchor-type="paragraph" svg:x="-0.0437in" svg:y="0.05906in" svg:width="0.84921in" svg:height="0.62835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4">
              <text:p text:style-name="P12"/>
              <text:p text:style-name="P13">INFOTEC CENTRO DE INVESTIGACIÓN E INNOVACIÓN EN TECNOLOGÍAS DE LA INFORMACIÓN Y COMUNICACIÓN</text:p>
              <text:p text:style-name="P14">DIRECCIÓN ADJUNTA DE ADMINISTRACIÓN</text:p>
              <text:p text:style-name="P15"><text:span text:style-name="T16"><draw:frame draw:z-index="251660288" draw:style-name="a1" draw:name="Imagen 11" text:anchor-type="paragraph" svg:x="-0.87559in" svg:y="-0.04528in" svg:width="0.75276in" svg:height="0.56732in" style:rel-width="scale" style:rel-height="scale"><draw:image xlink:href="media/image2.jpeg" xlink:type="simple" xlink:show="embed" xlink:actuate="onLoad"/><svg:title/><svg:desc>logos_retrazadosCS2-03</svg:desc></draw:frame></text:span><text:span text:style-name="T17">SUBGERENCIA DE RECURSOS HUMANOS</text:span>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 1</text:span></text:p>
            </table:table-cell>
          </table:table-row>
          <table:table-row table:style-name="TableRow24">
            <table:covered-table-cell>
              <text:p text:style-name="P25"/>
            </table:covered-table-cell>
            <table:covered-table-cell>
              <text:p text:style-name="P26"/>
            </table:covered-table-cell>
            <table:table-cell table:style-name="TableCell27">
              <text:p text:style-name="P28">PROCESO</text:p>
            </table:table-cell>
            <table:table-cell table:style-name="TableCell29">
              <text:p text:style-name="P30">STA</text:p>
            </table:table-cell>
          </table:table-row>
          <table:table-row table:style-name="TableRow31">
            <table:covered-table-cell>
              <text:p text:style-name="P32"/>
            </table:covered-table-cell>
            <table:covered-table-cell>
              <text:p text:style-name="P33"/>
            </table:covered-table-cell>
            <table:table-cell table:style-name="TableCell34">
              <text:p text:style-name="P35">VERSIÓN</text:p>
            </table:table-cell>
            <table:table-cell table:style-name="TableCell36">
              <text:p text:style-name="P37">1.0</text:p>
            </table:table-cell>
          </table:table-row>
          <table:table-row table:style-name="TableRow38">
            <table:table-cell table:style-name="TableCell39" table:number-rows-spanned="2">
              <text:p text:style-name="P40"/>
            </table:table-cell>
            <table:covered-table-cell>
              <text:p text:style-name="P41"/>
            </table:covered-table-cell>
            <table:table-cell table:style-name="TableCell42">
              <text:p text:style-name="P43">FECHA</text:p>
            </table:table-cell>
            <table:table-cell table:style-name="TableCell44">
              <text:p text:style-name="P45">Enero, 2020</text:p>
            </table:table-cell>
          </table:table-row>
          <table:table-row table:style-name="TableRow46">
            <table:covered-table-cell>
              <text:p text:style-name="P47"/>
            </table:covered-table-cell>
            <table:table-cell table:style-name="TableCell48">
              <text:p text:style-name="P49">FORMATO ÚNICO DE CARTA DE PROTESTA DE VERDAD</text:p>
            </table:table-cell>
            <table:table-cell table:style-name="TableCell50" table:number-columns-spanned="2">
              <text:p text:style-name="P51">FUCPV</text:p>
            </table:table-cell>
            <table:covered-table-cell/>
          </table:table-row>
        </table:table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ana Lidia Lopez Flores</meta:initial-creator>
    <dc:creator>PC-05</dc:creator>
    <meta:creation-date>2020-01-03T16:52:00Z</meta:creation-date>
    <dc:date>2020-01-03T21:20:00Z</dc:date>
    <meta:print-date>2020-01-03T21:20:00Z</meta:print-date>
    <meta:template xlink:href="Normal" xlink:type="simple"/>
    <meta:editing-cycles>9</meta:editing-cycles>
    <meta:editing-duration>PT420S</meta:editing-duration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8" meta:character-count="2263" meta:row-count="15" meta:non-whitespace-character-count="1919"/>
  </office:meta>
</office:document-meta>
</file>